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fo:font-size="8pt" officeooo:rsid="00161f23" officeooo:paragraph-rsid="00161f23" style:font-size-asian="8pt" style:font-size-complex="8pt"/>
    </style:style>
    <style:style style:name="P2" style:family="paragraph" style:parent-style-name="Standard">
      <style:text-properties fo:color="#2a6099" loext:opacity="100%" fo:font-size="8pt" officeooo:rsid="0016b943" officeooo:paragraph-rsid="0016b943" style:font-size-asian="8pt" style:font-size-complex="8pt"/>
    </style:style>
    <style:style style:name="P3" style:family="paragraph" style:parent-style-name="Standard">
      <style:text-properties fo:font-size="8pt" officeooo:rsid="00151b61" officeooo:paragraph-rsid="00161f23" style:font-size-asian="8pt" style:font-size-complex="8pt"/>
    </style:style>
    <style:style style:name="P4" style:family="paragraph" style:parent-style-name="Standard">
      <style:text-properties fo:color="#800080" loext:opacity="100%" fo:font-size="8pt" officeooo:rsid="0016b943" officeooo:paragraph-rsid="0016b943" style:font-size-asian="8pt" style:font-size-complex="8pt"/>
    </style:style>
    <style:style style:name="T1" style:family="text">
      <style:text-properties officeooo:rsid="00161f23"/>
    </style:style>
    <style:style style:name="T2" style:family="text">
      <style:text-properties officeooo:rsid="0016b943"/>
    </style:style>
    <style:style style:name="T3" style:family="text">
      <style:text-properties style:text-underline-style="none" officeooo:rsid="00161f23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style:text-underline-style="none"/>
    </style:style>
    <style:style style:name="T6" style:family="text">
      <style:text-properties fo:color="#2a6099" loext:opacity="100%" style:text-underline-style="none" officeooo:rsid="00161f23"/>
    </style:style>
    <style:style style:name="T7" style:family="text">
      <style:text-properties fo:color="#2a6099" loext:opacity="100%" officeooo:rsid="00161f23"/>
    </style:style>
    <style:style style:name="T8" style:family="text">
      <style:text-properties fo:color="#800080" loext:opacity="100%"/>
    </style:style>
    <style:style style:name="T9" style:family="text">
      <style:text-properties fo:color="#800080" loext:opacity="100%" style:text-underline-style="none"/>
    </style:style>
    <style:style style:name="T10" style:family="text">
      <style:text-properties fo:color="#800080" loext:opacity="100%" style:text-underline-style="none" officeooo:rsid="00161f23"/>
    </style:style>
    <style:style style:name="T11" style:family="text">
      <style:text-properties fo:color="#800080" loext:opacity="100%" officeooo:rsid="00161f23"/>
    </style:style>
    <style:style style:name="T12" style:family="text">
      <style:text-properties fo:color="#800080" loext:opacity="100%" officeooo:rsid="0016b943"/>
    </style:style>
    <style:style style:name="T13" style:family="text">
      <style:text-properties officeooo:rsid="00182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Rough Start<text:line-break/>Sj26<text:line-break/>Marching Stars<text:line-break/>Familiar Symbols<text:line-break/>Forest of Leftend<text:line-break/>Game Over<text:line-break/></text:span><text:span text:style-name="T9">A Chapters End</text:span><text:line-break/><text:span text:style-name="T5">Hometown<text:line-break/>Hometown Night<text:line-break/>Leftend<text:line-break/>Leftend Night<text:line-break/>Leftend Tempo (Howelfen AFA’s theme)<text:line-break/></text:span><text:span text:style-name="T6">Cave Entrance<text:line-break/>Margo’s Magic Shop<text:line-break/>Barley’s Combat Shop<text:line-break/>Porple Cat</text:span><text:span text:style-name="T3"><text:line-break/></text:span><text:span text:style-name="T10">Ts22</text:span><text:line-break/><text:span text:style-name="T4">Game Over </text:span><text:span text:style-name="T7">(-AP)<text:line-break/></text:span><text:span text:style-name="T6">Game Over After</text:span><text:span text:style-name="T1"><text:line-break/></text:span><text:span text:style-name="T11">Mercy of a God</text:span><text:span text:style-name="T1"><text:line-break/></text:span><text:span text:style-name="T7">Title Opening<text:line-break/>Title Screen<text:line-break/>Pause Menu<text:line-break/>Castle Ruins<text:line-break/>Town 15 disa (Howelfen Historia)<text:line-break/>Underground<text:line-break/>Battle Con<text:line-break/>Forgiving Feeling<text:line-break/>For DA (New Day Rising)</text:span></text:p>
      <text:p text:style-name="P1">Chapter 1 Introduction</text:p>
      <text:p text:style-name="P1">Sleepy Foxtrot<text:line-break/>Foxtrot<text:line-break/>The Library<text:line-break/>Honky Tonk Pub<text:line-break/>Error Check<text:line-break/>Fight 2<text:line-break/>Fight 3<text:line-break/>Forest Fight 4<text:line-break/>Puzzle in the Forest<text:line-break/>Settings Menu<text:line-break/><text:span text:style-name="T2">Bouncy Beat<text:line-break/>Chapters End<text:line-break/></text:span><text:span text:style-name="T12">Nirna’s Theme<text:line-break/>TuJ2021</text:span><text:span text:style-name="T2"><text:line-break/>Nirna’s Theme (-AP)</text:span></text:p>
      <text:p text:style-name="P2">Drone Fight!<text:line-break/><text:span text:style-name="T8">Cosmic Vestige</text:span></text:p>
      <text:p text:style-name="P2">Twisted Howelfen</text:p>
      <text:p text:style-name="P2">Twisted Leftend</text:p>
      <text:p text:style-name="P4">The Sunriser’s Lament</text:p>
      <text:p text:style-name="P4">Ambush!<text:line-break/><text:span text:style-name="T13">Scarlet Requit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8:59:12.564020292</meta:creation-date>
    <dc:date>2022-04-17T18:58:37.894732693</dc:date>
    <meta:editing-duration>PT10M6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8" meta:word-count="120" meta:character-count="759" meta:non-whitespace-character-count="647"/>
  </office:meta>
</office:document-meta>
</file>